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officeooo:rsid="00157753" officeooo:paragraph-rsid="00157753"/>
    </style:style>
    <style:style style:name="P2" style:family="paragraph" style:parent-style-name="Text_20_body">
      <style:text-properties officeooo:rsid="00157753" officeooo:paragraph-rsid="00157753"/>
    </style:style>
    <style:style style:name="P3" style:family="paragraph" style:parent-style-name="Text_20_body" style:list-style-name="L1">
      <style:text-properties officeooo:rsid="00157753" officeooo:paragraph-rsid="00157753"/>
    </style:style>
    <style:style style:name="P4" style:family="paragraph" style:parent-style-name="Text_20_body" style:list-style-name="L1">
      <style:text-properties officeooo:paragraph-rsid="00157753"/>
    </style:style>
    <style:style style:name="P5" style:family="paragraph" style:parent-style-name="Text_20_body">
      <style:text-properties officeooo:paragraph-rsid="0016c481"/>
    </style:style>
    <style:style style:name="T1" style:family="text">
      <style:text-properties officeooo:rsid="00157753"/>
    </style:style>
    <style:style style:name="T2" style:family="text">
      <style:text-properties officeooo:rsid="0016c4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ta description</text:h>
      <text:p text:style-name="P2">The data provided comes from two projects:</text:p>
      <text:list xml:id="list492147709" text:style-name="L1">
        <text:list-item>
          <text:p text:style-name="P3">SMILE – 2020 data from 7 homes with single occupancy</text:p>
        </text:list-item>
        <text:list-item>
          <text:p text:style-name="P4"><text:span text:style-name="T1">IDEAL Household Energy Dataset – 2017/2018 data from 8 homes with single occupancy</text:span></text:p>
        </text:list-item>
      </text:list>
      <text:p text:style-name="P5"><text:span text:style-name="T1">All data is from Individual Appliance Monitors or IAMs. These are plug-level monitors that measure instantaneous power from household appliances. All values are in Watts. Please note that IAMs report changes in power use, rather than reporting at regular intervals. All data is in compressed CSV format; the CSV has two fields: timestamp and value. </text:span></text:p>
      <text:p text:style-name="P2">Some Python code is provided to get you started <text:span text:style-name="T2">in the directory called ‘Python’</text:span>. <text:span text:style-name="T2">Try running the</text:span> program ‘<text:span text:style-name="T2">devicedata_example.py’ which displays a simple graph from all measured devices in a home. There’s a README file to help you.</text:span></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19T17:03:20.714420478</meta:creation-date>
    <dc:date>2020-10-19T17:19:33.695476275</dc:date>
    <meta:editing-duration>PT5M12S</meta:editing-duration>
    <meta:editing-cycles>1</meta:editing-cycles>
    <meta:document-statistic meta:table-count="0" meta:image-count="0" meta:object-count="0" meta:page-count="1" meta:paragraph-count="6" meta:word-count="125" meta:character-count="774" meta:non-whitespace-character-count="654"/>
    <meta:generator>LibreOffice/6.3.2.2$MacOSX_X86_64 LibreOffice_project/98b30e735bda24bc04ab42594c85f7fd8be07b9c</meta:generator>
  </office:meta>
</office:document-meta>
</file>